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TextMessage.getJMSCorrelat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extMessage.clear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extMessage.setJMSDeliveryTime( long delivery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extMessage.setByteProperty( String name , by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extMessage.getJMSMessag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extMessage.getJMS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extMessage.setIntProperty(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extMessage.getJMSExpi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extMessage.getStringProper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TextMessage.setJMSPriority( int prio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extMessage.isBodyAssignableTo( Class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extMessage.getShortProper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TextMessage.setObjectProperty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extMessage.setJMSMessage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extMessage.getJMSReply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extMessage.getJMSPri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extMessage.getPropert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extMessage.getIntProper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TextMessage.setJMSCorrelationID( String correla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extMessage.getJMS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extMessage.getDoubleProper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TextMessage.getBody( Class &lt; T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extMessage.setDoubleProperty( String name ,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extMessage.setStringProperty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extMessage.getFloatProper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TextMessage.StubTextMessage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extMessage.getJMSDelivery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extMessage.clear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extMessage.setJMSRedelivered( boolean redelive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extMessage.setFloatProperty( String name , floa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extMessage.getBooleanProper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TextMessage.setJMSDeliveryMode( int delivery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extMessage.getJMSRedeliv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extMessage.set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extMessage.acknowled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extMessage.setLongProperty( String name ,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extMessage.setShortProperty( String name , shor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extMessage.getLongProper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TextMessage.setJMS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extMessage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extMessage.propertyExist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extMessage.setJMSCorrelationIDAsBytes( byte [ ] correla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extMessage.getByteProper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TextMessage.StubTex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ubTextMessage.setJMSTimestamp( long timesta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extMessage.setJMSReplyTo( Destination reply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extMessage.getJMSDelivery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extMessage.getJMS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extMessage.setJMSDestination( Destination dest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extMessage.setJMSExpiration( long expi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extMessage.setBooleanProperty( String name ,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extMessage.getJMSCorrelationIDAs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extMessage.getObject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